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5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c9211e" draw:marker-start-width="0.321cm" draw:marker-end="Arrowheads_20_1" draw:marker-end-width="0.38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-dash="Dot" svg:stroke-width="0.081cm" svg:stroke-color="#000000" draw:marker-start-width="0.321cm" draw:marker-end-width="0.321cm" svg:stroke-linecap="butt" draw:fill-color="#ffd7d7" draw:textarea-horizontal-align="justify" draw:textarea-vertical-align="middle" draw:auto-grow-height="false" fo:min-height="0.282cm" fo:min-width="0.032cm" fo:padding-top="0.165cm" fo:padding-bottom="0.165cm" fo:padding-left="0.29cm" fo:padding-right="0.29cm"/>
      <style:paragraph-properties style:writing-mode="lr-tb"/>
    </style:style>
    <style:style style:name="gr3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912cm"/>
      <style:paragraph-properties style:writing-mode="lr-tb"/>
    </style:style>
    <style:style style:name="gr6" style:family="graphic" style:parent-style-name="objectwithoutfill">
      <style:graphic-properties draw:stroke="solid" draw:stroke-dash="Double_20_Dash" svg:stroke-width="0.081cm" svg:stroke-color="#666666" draw:marker-start-width="0.321cm" draw:marker-end="Arrowheads_20_2" draw:marker-end-width="0.421cm" svg:stroke-linecap="butt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="none" draw:opacity="0%" draw:textarea-vertical-align="middle" fo:min-height="0.712cm"/>
      <style:paragraph-properties style:writing-mode="lr-tb"/>
    </style:style>
    <style:style style:name="gr8" style:family="graphic" style:parent-style-name="objectwithoutfill">
      <style:graphic-properties svg:stroke-width="0.018cm" svg:stroke-color="#c9211e" draw:marker-start-width="0.227cm" draw:marker-end="Arrowheads_20_1" draw:marker-end-width="0.381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159cm" svg:stroke-color="#c9211e" draw:marker-start-width="0.438cm" draw:marker-end="Arrowheads_20_1" draw:marker-end-width="0.381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 style:writing-mode="lr-tb"/>
      <style:text-properties fo:font-size="24pt" style:font-size-asian="20pt" style:font-size-complex="20pt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="none" draw:opacity="0%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style:text-position="sub 58%" fo:font-size="21pt" style:font-size-asian="21pt" style:font-size-complex="21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137cm" svg:y1="2.131cm" svg:x2="2.305cm" svg:y2="2.131cm">
          <text:p/>
        </draw:line>
        <draw:custom-shape draw:style-name="gr2" draw:text-style-name="P2" draw:layer="layout" svg:width="0.864cm" svg:height="0.864cm" draw:transform="rotate (1.5707963267949) translate (2.382cm 2.5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64cm" svg:height="0.864cm" draw:transform="rotate (1.5707963267949) translate (0.2cm 2.5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0.952cm" svg:height="0.845cm" svg:x="0.146cm" svg:y="3.028cm" svg:viewBox="0 0 953 846" svg:d="M0 846c80 0 238 0 238 0 159-338 159-846 239-846 79 0 79 508 238 846 0 0 159 0 238 0">
          <text:p/>
        </draw:path>
        <draw:path draw:style-name="gr3" draw:text-style-name="P1" draw:layer="layout" svg:width="0.952cm" svg:height="0.849cm" svg:x="2.217cm" svg:y="3.026cm" svg:viewBox="0 0 953 850" svg:d="M0 850c80 0 238 0 238 0 159-339 160-846 239-846 80 0-1-57 158 281 0 0 239 282 318 282">
          <text:p/>
        </draw:path>
        <draw:frame draw:style-name="gr4" draw:text-style-name="P3" draw:layer="layout" svg:width="0.448cm" svg:height="0.809cm" svg:x="0.408cm" svg:y="1.72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4" draw:layer="layout" svg:width="1.412cm" svg:height="1.077cm" svg:x="0.803cm" svg:y="0.908cm">
          <draw:text-box>
            <text:p><text:span text:style-name="T1">W</text:span><text:span text:style-name="T2">ik</text:span></text:p>
          </draw:text-box>
        </draw:frame>
        <draw:polyline draw:style-name="gr6" draw:text-style-name="P1" draw:layer="layout" svg:width="2.031cm" svg:height="0.427cm" draw:transform="skewX (0.0795870138909415) rotate (0.317824456788167) translate (3.37689528062008cm 1.63167166865274cm)" svg:viewBox="0 0 2032 428" draw:points="0,428 700,0 2032,427">
          <text:p/>
        </draw:polyline>
        <draw:frame draw:style-name="gr4" draw:text-style-name="P3" draw:layer="layout" svg:width="1.121cm" svg:height="0.809cm" svg:x="3.941cm" svg:y="3.00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1.177cm" svg:height="0.809cm" svg:x="3.941cm" svg:y="0.46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polyline draw:style-name="gr6" draw:text-style-name="P1" draw:layer="layout" svg:width="2.031cm" svg:height="0.427cm" draw:transform="skewX (-0.0795870138909414) rotate (2.82376819680163) translate (5.30691205741542cm 3.26525885974076cm)" svg:viewBox="0 0 2032 428" draw:points="2032,428 1332,0 0,427">
          <text:p/>
        </draw:polyline>
        <draw:frame draw:style-name="gr7" draw:text-style-name="P6" draw:layer="layout" svg:width="3.219cm" svg:height="0.962cm" svg:x="5.554cm" svg:y="3.28cm">
          <draw:text-box>
            <text:p text:style-name="P5"><text:span text:style-name="T3">Weakened</text:span></text:p>
          </draw:text-box>
        </draw:frame>
        <draw:frame draw:style-name="gr7" draw:text-style-name="P6" draw:layer="layout" svg:width="3.492cm" svg:height="0.962cm" svg:x="5.398cm" svg:y="0cm">
          <draw:text-box>
            <text:p text:style-name="P5"><text:span text:style-name="T3">Strengthened</text:span></text:p>
          </draw:text-box>
        </draw:frame>
        <draw:frame draw:style-name="gr4" draw:text-style-name="P3" draw:layer="layout" svg:width="0.316cm" svg:height="0.809cm" svg:x="2.656cm" svg:y="1.7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8" draw:text-style-name="P1" draw:layer="layout" svg:x1="6.564cm" svg:y1="2.861cm" svg:x2="7.732cm" svg:y2="2.861cm">
          <text:p/>
        </draw:line>
        <draw:custom-shape draw:style-name="gr2" draw:text-style-name="P2" draw:layer="layout" svg:width="0.864cm" svg:height="0.864cm" draw:transform="rotate (1.5707963267949) translate (7.809cm 3.2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64cm" svg:height="0.864cm" draw:transform="rotate (1.5707963267949) translate (5.627cm 3.2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8cm" svg:height="0.809cm" svg:x="5.835cm" svg:y="2.4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316cm" svg:height="0.809cm" svg:x="8.083cm" svg:y="2.45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9" draw:text-style-name="P1" draw:layer="layout" svg:x1="6.564cm" svg:y1="1.402cm" svg:x2="7.732cm" svg:y2="1.402cm">
          <text:p/>
        </draw:line>
        <draw:custom-shape draw:style-name="gr2" draw:text-style-name="P2" draw:layer="layout" svg:width="0.864cm" svg:height="0.864cm" draw:transform="rotate (1.5707963267949) translate (7.809cm 1.83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64cm" svg:height="0.864cm" draw:transform="rotate (1.5707963267949) translate (5.627cm 1.83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8cm" svg:height="0.809cm" svg:x="5.835cm" svg:y="0.99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0.316cm" svg:height="0.809cm" svg:x="8.083cm" svg:y="0.99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.89cm" fo:page-height="4.3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1T11:03:06.516736848</meta:creation-date>
    <dc:date>2024-07-19T13:20:48.658510894</dc:date>
    <meta:editing-duration>PT1H1M27S</meta:editing-duration>
    <meta:editing-cycles>45</meta:editing-cycles>
    <meta:generator>LibreOffice/7.3.7.2$Linux_X86_64 LibreOffice_project/30$Build-2</meta:generator>
    <meta:print-date>2024-04-18T20:37:46.327204069</meta:print-date>
    <meta:printed-by>PDF files</meta:printed-by>
    <meta:document-statistic meta:object-count="24"/>
  </office:meta>
</office:document-meta>
</file>

<file path=Object 1/content.xml><?xml version="1.0" encoding="utf-8"?>
<math xmlns="http://www.w3.org/1998/Math/MathML" display="block">
  <semantics>
    <msub>
      <mi mathvariant="normal">r</mi>
      <mi mathvariant="normal">k</mi>
    </msub>
    <annotation encoding="StarMath 5.0">r_k</annotation>
  </semantics>
</math>
</file>

<file path=Object 2/content.xml><?xml version="1.0" encoding="utf-8"?>
<math xmlns="http://www.w3.org/1998/Math/MathML" display="block">
  <semantics>
    <msub>
      <mi mathvariant="normal">r</mi>
      <mi mathvariant="normal">i</mi>
    </msub>
    <annotation encoding="StarMath 5.0">r_i</annotation>
  </semantics>
</math>
</file>

<file path=Object 23/content.xml><?xml version="1.0" encoding="utf-8"?>
<math xmlns="http://www.w3.org/1998/Math/MathML" display="block">
  <semantics>
    <mrow>
      <msub>
        <mi mathvariant="normal">r</mi>
        <mi mathvariant="normal">i</mi>
      </msub>
      <mo stretchy="false">&gt;</mo>
      <mi mathvariant="normal">θ</mi>
    </mrow>
    <annotation encoding="StarMath 5.0">r_ i &gt; θ</annotation>
  </semantics>
</math>
</file>

<file path=Object 24/content.xml><?xml version="1.0" encoding="utf-8"?>
<math xmlns="http://www.w3.org/1998/Math/MathML" display="block">
  <semantics>
    <mrow>
      <msub>
        <mi mathvariant="normal">r</mi>
        <mi mathvariant="normal">i</mi>
      </msub>
      <mi mathvariant="normal">≤</mi>
      <mi mathvariant="normal">θ</mi>
    </mrow>
    <annotation encoding="StarMath 5.0">r _ i ≤ θ</annotation>
  </semantics>
</math>
</file>

<file path=Object 3/content.xml><?xml version="1.0" encoding="utf-8"?>
<math xmlns="http://www.w3.org/1998/Math/MathML" display="block">
  <semantics>
    <msub>
      <mi mathvariant="normal">r</mi>
      <mi mathvariant="normal">i</mi>
    </msub>
    <annotation encoding="StarMath 5.0">r_i</annotation>
  </semantics>
</math>
</file>

<file path=Object 4/content.xml><?xml version="1.0" encoding="utf-8"?>
<math xmlns="http://www.w3.org/1998/Math/MathML" display="block">
  <semantics>
    <msub>
      <mi mathvariant="normal">r</mi>
      <mi mathvariant="normal">k</mi>
    </msub>
    <annotation encoding="StarMath 5.0">r_k</annotation>
  </semantics>
</math>
</file>

<file path=Object 5/content.xml><?xml version="1.0" encoding="utf-8"?>
<math xmlns="http://www.w3.org/1998/Math/MathML" display="block">
  <semantics>
    <msub>
      <mi mathvariant="normal">r</mi>
      <mi mathvariant="normal">k</mi>
    </msub>
    <annotation encoding="StarMath 5.0">r_k</annotation>
  </semantics>
</math>
</file>

<file path=Object 6/content.xml><?xml version="1.0" encoding="utf-8"?>
<math xmlns="http://www.w3.org/1998/Math/MathML" display="block">
  <semantics>
    <msub>
      <mi mathvariant="normal">r</mi>
      <mi mathvariant="normal">i</mi>
    </msub>
    <annotation encoding="StarMath 5.0">r_i</annotation>
  </semantics>
</math>
</file>